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List_20_Heading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Table_20_Contents">
      <style:text-properties fo:font-size="2pt" style:font-size-asian="2pt" style:font-size-complex="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mand gofmt </text:h>
      <text:p text:style-name="Text_20_body">Gofmt formats Go programs. It uses tabs for indentation and blanks for alignment. Alignment assumes that an editor is using a fixed-width font. </text:p>
      <text:p text:style-name="Text_20_body">Without an explicit path, it processes the standard input. Given a file, it operates on that file; given a directory, it operates on all .go files in that directory, recursively. (Files starting with a period are ignored.) By default, gofmt prints the reformatted sources to standard output. </text:p>
      <text:p text:style-name="Text_20_body">Usage: </text:p>
      <text:p text:style-name="P3">gofmt [flags] [path ...]</text:p>
      <text:p text:style-name="Text_20_body">The flags are: </text:p>
      <text:p text:style-name="Preformatted_20_Text">-d</text:p>
      <text:p text:style-name="Preformatted_20_Text"><text:s text:c="8"/>Do not print reformatted sources to standard output.</text:p>
      <text:p text:style-name="Preformatted_20_Text"><text:s text:c="8"/>If a file's formatting is different than gofmt's, print diffs</text:p>
      <text:p text:style-name="Preformatted_20_Text"><text:s text:c="8"/>to standard output.</text:p>
      <text:p text:style-name="Preformatted_20_Text">-e</text:p>
      <text:p text:style-name="Preformatted_20_Text"><text:s text:c="8"/>Print all (including spurious) errors.</text:p>
      <text:p text:style-name="Preformatted_20_Text">-l</text:p>
      <text:p text:style-name="Preformatted_20_Text"><text:s text:c="8"/>Do not print reformatted sources to standard output.</text:p>
      <text:p text:style-name="Preformatted_20_Text"><text:s text:c="8"/>If a file's formatting is different from gofmt's, print its name</text:p>
      <text:p text:style-name="Preformatted_20_Text"><text:s text:c="8"/>to standard output.</text:p>
      <text:p text:style-name="Preformatted_20_Text">-r rule</text:p>
      <text:p text:style-name="Preformatted_20_Text"><text:s text:c="8"/>Apply the rewrite rule to the source before reformatting.</text:p>
      <text:p text:style-name="Preformatted_20_Text">-s</text:p>
      <text:p text:style-name="Preformatted_20_Text"><text:s text:c="8"/>Try to simplify code (after applying the rewrite rule, if any).</text:p>
      <text:p text:style-name="Preformatted_20_Text">-w</text:p>
      <text:p text:style-name="Preformatted_20_Text"><text:s text:c="8"/>Do not print reformatted sources to standard output.</text:p>
      <text:p text:style-name="Preformatted_20_Text"><text:s text:c="8"/>If a file's formatting is different from gofmt's, overwrite it</text:p>
      <text:p text:style-name="Preformatted_20_Text"><text:s text:c="8"/>with gofmt's version. If an error occurred during overwriting,</text:p>
      <text:p text:style-name="P3"><text:s text:c="8"/>the original file is restored from an automatic backup.</text:p>
      <text:p text:style-name="Text_20_body">Debugging support: </text:p>
      <text:p text:style-name="Preformatted_20_Text">-cpuprofile filename</text:p>
      <text:p text:style-name="P3"><text:s text:c="8"/>Write cpu profile to the specified file.</text:p>
      <text:p text:style-name="Text_20_body">The rewrite rule specified with the -r flag must be a string of the form: </text:p>
      <text:p text:style-name="P3">pattern -&gt; replacement</text:p>
      <text:p text:style-name="Text_20_body">Both pattern and replacement must be valid Go expressions. In the pattern, single-character lowercase identifiers serve as wildcards matching arbitrary sub-expressions; those expressions will be substituted for the same identifiers in the replacement. </text:p>
      <text:p text:style-name="Text_20_body">When gofmt reads from standard input, it accepts either a full Go program or a program fragment. A program fragment must be a syntactically valid declaration list, statement list, or expression. When formatting such a fragment, gofmt preserves leading indentation as well as leading and trailing spaces, so that individual sections of a Go program can be formatted by piping them through gofmt. </text:p>
      <text:h text:style-name="Heading_20_3" text:outline-level="3"><text:bookmark text:name="hdr-Examples"/><text:soft-page-break/>Examples </text:h>
      <text:p text:style-name="Text_20_body">To check files for unnecessary parentheses: </text:p>
      <text:p text:style-name="P3">gofmt -r '(a) -&gt; a' -l *.go</text:p>
      <text:p text:style-name="Text_20_body">To remove the parentheses: </text:p>
      <text:p text:style-name="P3">gofmt -r '(a) -&gt; a' -w *.go</text:p>
      <text:p text:style-name="Text_20_body">To convert the package tree from explicit slice upper bounds to implicit ones: </text:p>
      <text:p text:style-name="P3">gofmt -r 'α[β:len(α)] -&gt; α[β:]' -w $GOROOT/src</text:p>
      <text:h text:style-name="Heading_20_3" text:outline-level="3"><text:bookmark text:name="hdr-The_simplify_command"/>The simplify command </text:h>
      <text:p text:style-name="Text_20_body">When invoked with -s gofmt will make the following source transformations where possible. </text:p>
      <text:p text:style-name="Preformatted_20_Text">An array, slice, or map composite literal of the form:</text:p>
      <text:p text:style-name="Preformatted_20_Text"><text:s text:c="8"/>[]T{T{}, T{}}</text:p>
      <text:p text:style-name="Preformatted_20_Text">will be simplified to:</text:p>
      <text:p text:style-name="Preformatted_20_Text"><text:s text:c="8"/>[]T{{}, {}}</text:p>
      <text:p text:style-name="Preformatted_20_Text"/>
      <text:p text:style-name="Preformatted_20_Text">A slice expression of the form:</text:p>
      <text:p text:style-name="Preformatted_20_Text"><text:s text:c="8"/>s[a:len(s)]</text:p>
      <text:p text:style-name="Preformatted_20_Text">will be simplified to:</text:p>
      <text:p text:style-name="Preformatted_20_Text"><text:s text:c="8"/>s[a:]</text:p>
      <text:p text:style-name="Preformatted_20_Text"/>
      <text:p text:style-name="Preformatted_20_Text">A range of the form:</text:p>
      <text:p text:style-name="Preformatted_20_Text"><text:s text:c="8"/>for x, _ = range v {...}</text:p>
      <text:p text:style-name="Preformatted_20_Text">will be simplified to:</text:p>
      <text:p text:style-name="Preformatted_20_Text"><text:s text:c="8"/>for x = range v {...}</text:p>
      <text:p text:style-name="Preformatted_20_Text"/>
      <text:p text:style-name="Preformatted_20_Text">A range of the form:</text:p>
      <text:p text:style-name="Preformatted_20_Text"><text:s text:c="8"/>for _ = range v {...}</text:p>
      <text:p text:style-name="Preformatted_20_Text">will be simplified to:</text:p>
      <text:p text:style-name="P3"><text:s text:c="8"/>for range v {...}</text:p>
      <text:p text:style-name="Text_20_body">This may result in changes that are incompatible with earlier versions of Go. </text:p>
      <text:h text:style-name="Heading_20_2" text:outline-level="2"><text:bookmark text:name="pkg-note-BUG"/>Bugs </text:h>
      <text:list xml:id="list368862011" text:style-name="L1">
        <text:list-item>
          <text:p text:style-name="P1"><text:a xlink:type="simple" xlink:href="https://golang.org/src/cmd/gofmt/doc.go?s=3079:3131#L92" text:style-name="Internet_20_link" text:visited-style-name="Visited_20_Internet_20_Link">☞</text:a> </text:p>
          <text:p text:style-name="P1">The implementation of -r is a bit slow. </text:p>
        </text:list-item>
        <text:list-item>
          <text:p text:style-name="P1"><text:a xlink:type="simple" xlink:href="https://golang.org/src/cmd/gofmt/doc.go?s=3132:3238#L93" text:style-name="Internet_20_link" text:visited-style-name="Visited_20_Internet_20_Link">☞</text:a> </text:p>
          <text:p text:style-name="P1">If -w fails, the restored original file may not have some of the original file attributes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0:08:08.313826592</meta:creation-date>
    <dc:date>2019-04-24T11:02:53.306536957</dc:date>
    <meta:editing-duration>PT44M34S</meta:editing-duration>
    <meta:editing-cycles>1</meta:editing-cycles>
    <meta:document-statistic meta:table-count="0" meta:image-count="0" meta:object-count="0" meta:page-count="2" meta:paragraph-count="63" meta:word-count="492" meta:character-count="3095" meta:non-whitespace-character-count="2473"/>
    <meta:generator>LibreOffice/6.2.2.2$Linux_X86_64 LibreOffice_project/20$Build-2</meta:generator>
  </office:meta>
</office:document-meta>
</file>